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p text:style-name="Standard"/>
      <text:p text:style-name="Standard"/>
      <text:h text:style-name="Heading_20_3" text:outline-level="3">XII</text:h>
      <text:p text:style-name="P1"/>
      <text:p text:style-name="Standard">Наташе было 16 лет, и был 1809 год, тот самый, до которого она четыре года тому назад по пальцам считала с Борисом после того, как она с ним поцеловалась. С тех пор она ни разу не видала Бориса. Перед Соней и с матерью, когда разговор заходил о Борисе, она совершенно свободно говорила, как о деле решенном, что всё, что было прежде, — было ребячество, про которое не стоило и говорить, и которое давно было забыто. Но в самой тайной глубине ее души, вопрос о том, было ли обязательство к Борису шуткой или важным, связывающим обещанием, мучил ее.</text:p>
      <text:p text:style-name="Standard">С самых тех пор, как Борис в 1805 году из Москвы уехал в армию, он не видался с Ростовыми. Несколько раз он бывал в Москве, проезжал недалеко от Отрадного, но ни разу не был у Ростовых.</text:p>
      <text:p text:style-name="Standard">Наташе приходило иногда к голову, что он не хотел видеть ее, и эти догадки ее подтверждались тем грустным тоном, которым говаривали о нем старшие:</text:p>
      <text:p text:style-name="Standard">— В нынешнем веке не помнят старых друзей, — говорила графиня вслед за упоминанием о Борисе.</text:p>
      <text:p text:style-name="Standard">Анна Михайловна, в последнее время реже бывавшая у Ростовых, тоже держала себя как-то особенно достойно, и всякий раз восторженно и благодарно говорила о достоинствах своего сына и о блестящей карьере, на которой он находился. Когда Ростовы приехали в Петербург, Борис приехал к ним с визитом.</text:p>
      <text:p text:style-name="Standard">Он ехал к ним не без волнения. Воспоминание о Наташе было самым поэтическим воспоминанием Бориса. Но вместе с тем он ехал с твердым намерением ясно дать почувствовать и ей, и родным ее, что детские отношения между ним и Наташей не могут быть обязательством ни для нее, ни для него. У него было блестящее положение в обществе, благодаря интимности с графиней Безуховой, блестящее положение на службе, благодаря покровительству важного лица, доверием которого он вполне пользовался, и у него были зарождающиеся планы женитьбы на одной из самых богатых невест Петербурга, которые очень легко могли осуществиться. Когда Борис вошел в гостиную Ростовых, Наташа была в своей комнате. Узнав о его приезде, она раскрасневшись почти вбежала в гостиную, сияя более чем ласковой улыбкой.с</text:p>
      <text:p text:style-name="Standard">Борис помнил ту Наташу в коротеньком платье, с черными, блестящими из-под локон глазами и с отчаянным, детским смехом, которую он знал 4 года тому назад, и потому, когда вошла совсем другая Наташа, он смутился, и лицо его выразило восторженное удивление. Это выражение его лица обрадовало Наташу.</text:p>
      <text:p text:style-name="Standard">— Что, узнаешь свою маленькую приятельницу-шалунью? — сказала графиня. Борис поцеловал руку Наташи и сказал, что он удивлен происшедшей в ней переменой.</text:p>
      <text:p text:style-name="Standard">— Как вы похорошели!</text:p>
      <text:p text:style-name="Standard">«Еще бы!», отвечали смеющиеся глаза Наташи.</text:p>
      <text:p text:style-name="Standard">— А папа постарел? — спросила она. Наташа села и, не вступая в разговор Бориса с графиней, молча рассматривала своего детского жениха до малейших подробностей. Он чувствовал на себе тяжесть этого упорного, ласкового взгляда и изредка взглядывал на нее.</text:p>
      <text:p text:style-name="Standard">Мундир, шпоры, галстук, прическа Бориса, всё это было самое модное и сomme il faut <text:span text:style-name="T1">[</text:span><text:span text:style-name="T2"> </text:span><text:s/>вполне порядочно<text:span text:style-name="T1">]</text:span><text:span text:style-name="T2"> </text:span><text:s/>. Это сейчас заметила Наташа. Он сидел немножко боком на кресле подле графини, поправляя правой рукой чистейшую, облитую перчатку на левой, говорил с особенным, утонченным поджатием губ об увеселениях высшего петербургского света и с кроткой насмешливостью вспоминал о прежних московских временах и московских знакомых. Не нечаянно, как это чувствовала Наташа, он упомянул, называя высшую аристократию, о бале посланника, на котором он был, о приглашениях к NN и к SS.</text:p>
      <text:p text:style-name="Standard">Наташа сидела всё время молча, исподлобья глядя на него. Взгляд этот всё больше и <text:soft-page-break/>больше, и беспокоил, и смущал Бориса. Он чаще оглядывался на Наташу и прерывался в рассказах. Он просидел не больше 10 минут и встал, раскланиваясь. Всё те же любопытные, вызывающие и несколько насмешливые глаза смотрели на него. После первого своего посещения, Борис сказал себе, что Наташа для него точно так же привлекательна, как и прежде, но что он не должен отдаваться этому чувству, потому что женитьба на ней — девушке почти без состояния, — была бы гибелью его карьеры, а возобновление прежних отношений без цели женитьбы было бы неблагородным поступком. Борис решил сам с собою избегать встреч с Наташей, нo, несмотря на это решение, приехал через несколько дней и стал ездить часто и целые дни проводить у Ростовых. Ему представлялось, что ему необходимо было объясниться с Наташей, сказать ей, что всё старое должно быть забыто, что, несмотря на всё… она не может быть его женой, что у него нет состояния, и ее никогда не отдадут за него. Но ему всё не удавалось и неловко было приступить к этому объяснению. С каждым днем он более и более запутывался. Наташа, по замечанию матери и Сони, казалась по старому влюбленной в Бориса. Она пела ему его любимые песни, показывала ему свой альбом, заставляла его писать в него, не позволяла поминать ему о старом, давая понимать, как прекрасно было новое; и каждый день он уезжал в тумане, не сказав того, что намерен был сказать, сам не зная, что он делал и для чего он приезжал, и чем это кончится. Борис перестал бывать у Элен, ежедневно получал укоризненные записки от нее и всё-таки целые дни проводил у Ростовых.</text:p>
      <text:p text:style-name="Standard"/>
      <text:p text:style-name="Standard"/>
      <text:p text:style-name="Standard"/>
      <text:h text:style-name="Heading_20_3" text:outline-level="3">XIII</text:h>
      <text:p text:style-name="P1"/>
      <text:p text:style-name="Standard">Однажды вечером, когда старая графиня, вздыхая и крехтя, в ночном чепце и кофточке, без накладных буклей, и с одним бедным пучком волос, выступавшим из-под белого, коленкорового чепчика, клала на коврике земные поклоны вечерней молитвы, ее дверь скрипнула, и в туфлях на босу ногу, тоже в кофточке и в папильотках, вбежала Наташа. Графиня оглянулась и нахмурилась. Она дочитывала свою последнюю молитву: «Неужели мне одр сей гроб будет?» Молитвенное настроение ее было уничтожено. Наташа, красная, оживленная, увидав мать на молитве, вдруг остановилась на своем бегу, присела и невольно высунула язык, грозясь самой себе. Заметив, что мать продолжала молитву, она на цыпочках подбежала к кровати, быстро скользнув одной маленькой ножкой о другую, скинула туфли и прыгнула на тот одр, за который графиня боялась, как бы он не был ее гробом. Одр этот был высокий, перинный, с пятью всё уменьшающимися подушками. Наташа вскочила, утонула в перине, перевалилась к стенке и начала возиться под одеялом, укладываясь, подгибая коленки к подбородку, брыкая ногами и чуть слышно смеясь, то закрываясь с головой, то взглядывая на мать. Графиня кончила молитву и с строгим лицом подошла к постели; но, увидав, что Наташа закрыта с головой, улыбнулась своей доброй, слабой улыбкой.</text:p>
      <text:p text:style-name="Standard">— Ну, ну, ну, — сказала мать.</text:p>
      <text:p text:style-name="Standard">— Мама, можно поговорить, да? — сказала Hаташa. — Ну, в душку один раз, ну еще, и будет. — И она обхватила шею матери и поцеловала ее под подбородок. В обращении своем с матерью Наташа выказывала внешнюю грубость манеры, но так была чутка и ловка, что как бы она ни обхватила руками мать, она всегда умела это сделать так, чтобы матери не было ни больно, ни неприятно, ни неловко.</text:p>
      <text:p text:style-name="Standard">— Ну, об чем же нынче? — сказала мать, устроившись на подушках и подождав, пока Наташа, также перекатившись раза два через себя, не легла с ней рядом под одним одеялом, выпростав руки и приняв серьезное выражение.</text:p>
      <text:p text:style-name="Standard">Эти ночные посещения Наташи, совершавшиеся до возвращения графа из клуба, были одним из любимейших наслаждений матери и дочери.</text:p>
      <text:p text:style-name="Standard">— Об чем же нынче? А мне нужно тебе сказать…</text:p>
      <text:p text:style-name="Standard">Наташа закрыла рукою рот матери.</text:p>
      <text:p text:style-name="Standard"><text:soft-page-break/>— О Борисе… Я знаю, — сказала она серьезно, — я затем и пришла. Не говорите, я знаю. Нет, скажите! — Она отпустила руку. — Скажите, мама. Он мил?</text:p>
      <text:p text:style-name="Standard">— Наташа, тебе 16 лет, в твои года я была замужем. Ты говоришь, что Боря мил. Он очень мил, и я его люблю как сына, но что же ты хочешь?… Что ты думаешь? Ты ему совсем вскружила голову, я это вижу…</text:p>
      <text:p text:style-name="Standard">Говоря это, графиня оглянулась на дочь. Наташа лежала, прямо и неподвижно глядя вперед себя на одного из сфинксов красного дерева, вырезанных на углах кровати, так что графиня видела только в профиль лицо дочери. Лицо это поразило графиню своей особенностью серьезного и сосредоточенного выражения.</text:p>
      <text:p text:style-name="Standard">Наташа слушала и соображала.</text:p>
      <text:p text:style-name="Standard">— Ну так что ж? — сказала она.</text:p>
      <text:p text:style-name="Standard">— Ты ему вскружила совсем голову, зачем? Что ты хочешь от него? Ты знаешь, что тебе нельзя выйти за него замуж.</text:p>
      <text:p text:style-name="Standard">— Отчего? — не переменяя положения, сказала Наташа.</text:p>
      <text:p text:style-name="Standard">— Оттого, что он молод, оттого, что он беден, оттого, что он родня… оттого, что ты и сама не любишь его.</text:p>
      <text:p text:style-name="Standard">— А почему вы знаете?</text:p>
      <text:p text:style-name="Standard">— Я знаю. Это не хорошо, мой дружок.</text:p>
      <text:p text:style-name="Standard">— А если я хочу… — сказала Наташа.</text:p>
      <text:p text:style-name="Standard">— Перестань говорить глупости, — сказала графиня.</text:p>
      <text:p text:style-name="Standard">— А если я хочу…</text:p>
      <text:p text:style-name="Standard">— Наташа, я серьезно…</text:p>
      <text:p text:style-name="Standard">Наташа не дала ей договорить, притянула к себе большую руку графини и поцеловала ее сверху, потом в ладонь, потом опять повернула и стала целовать ее в косточку верхнего сустава пальца, потом в промежуток, потом опять в косточку, шопотом приговаривая: «январь, февраль, март, апрель, май».</text:p>
      <text:p text:style-name="Standard">— Говорите, мама, что же вы молчите? Говорите, — сказала она, оглядываясь на мать, которая нежным взглядом смотрела на дочь и из-за этого созерцания, казалось, забыла всё, что она хотела сказать.</text:p>
      <text:p text:style-name="Standard">— Это не годится, душа моя. Не все поймут вашу детскую связь, а видеть его таким близким с тобой может повредить тебе в глазах других молодых людей, которые к нам ездят, и, главное, напрасно мучает его. Он, может быть, нашел себе партию по себе, богатую; а теперь он с ума сходит.</text:p>
      <text:p text:style-name="Standard">— Сходит? — повторила Наташа.</text:p>
      <text:p text:style-name="Standard">— Я тебе про себя скажу. У меня был один cousin…</text:p>
      <text:p text:style-name="Standard">— Знаю — Кирилла Матвеич, да ведь он старик?</text:p>
      <text:p text:style-name="Standard">— Не всегда был старик. Но вот что, Наташа, я поговорю с Борей. Ему не надо так часто ездить…</text:p>
      <text:p text:style-name="Standard">— Отчего же не надо, коли ему хочется?</text:p>
      <text:p text:style-name="Standard">— Оттого, что я знаю, что это ничем не кончится.</text:p>
      <text:p text:style-name="Standard">— Почему вы знаете? Нет, мама, вы не говорите ему. Что за глупости! — говорила Наташа тоном человека, у которого хотят отнять его собственность.</text:p>
      <text:p text:style-name="Standard">— Ну не выйду замуж, так пускай ездит, коли ему весело и мне весело. — Наташа улыбаясь поглядела на мать.</text:p>
      <text:p text:style-name="Standard">— Не замуж, а <text:span text:style-name="T2">так</text:span> , — повторила она.</text:p>
      <text:p text:style-name="Standard">— Как же это, мой друг?</text:p>
      <text:p text:style-name="Standard">— Да <text:span text:style-name="T2">так</text:span> . Ну, очень нужно, что замуж не выйду, а… <text:span text:style-name="T2">так</text:span> .</text:p>
      <text:p text:style-name="Standard">— Так, так, — повторила графиня и, трясясь всем своим телом, засмеялась добрым, неожиданным старушечьим смехом.</text:p>
      <text:p text:style-name="Standard">— Полноте смеяться, перестаньте, — закричала Наташа, — всю кровать трясете. Ужасно вы на меня похожи, такая же хохотунья… Постойте… — Она схватила обе руки графини, поцеловала на одной кость мизинца — июнь, и продолжала целовать июль, август <text:soft-page-break/>на другой руке. — Мама, а он очень влюблен? Как на ваши глаза? В вас были так влюблены? И очень мил, очень, очень мил! Только не совсем в моем вкусе — он узкий такой, как часы столовые… Вы не понимаете?…Узкий, знаете, серый, светлый…</text:p>
      <text:p text:style-name="Standard">— Что ты врешь! — сказала графиня.</text:p>
      <text:p text:style-name="Standard">Наташа продолжала:</text:p>
      <text:p text:style-name="Standard">— Неужели вы не понимаете? Николенька бы понял… Безухий — тот синий, темно-синий с красным, и он четвероугольный.</text:p>
      <text:p text:style-name="Standard">— Ты и с ним кокетничаешь, — смеясь сказала графиня.</text:p>
      <text:p text:style-name="Standard">— Нет, он франмасон, я узнала. Он славный, темно-синий с красным, как вам растолковать…</text:p>
      <text:p text:style-name="Standard">— Графинюшка, — послышался голос графа из-за двери. — Ты не спишь? — Наташа вскочила босиком, захватила в руки туфли и убежала в свою комнату.</text:p>
      <text:p text:style-name="Standard">Она долго не могла заснуть. Она всё думала о том, что никто никак не может понять всего, что она понимает, и что в ней есть.</text:p>
      <text:p text:style-name="Standard">«Соня?» подумала она, глядя на спящую, свернувшуюся кошечку с ее огромной косой. «Нет, куда ей! Она добродетельная. Она влюбилась в Николеньку и больше ничего знать не хочет. Мама, и та не понимает. Это удивительно, как я умна и как… она мила», — продолжала она, говоря про себя в третьем лице и воображая, что это говорит про нее какой-то очень умный, самый умный и самый хороший мужчина… «Всё, всё в ней есть, — продолжал этот мужчина, — умна необыкновенно, мила и потом хороша, необыкновенно хороша, ловка, — плавает, верхом ездит отлично, а голос! Можно сказать, удивительный голос!» Она пропела свою любимую музыкальную фразу из Херубиниевской оперы, бросилась на постель, засмеялась от радостной мысли, что она сейчас заснет, крикнула Дуняшу потушить свечку, и еще Дуняша не успела выйти из комнаты, как она уже перешла в другой, еще более счастливый мир сновидений, где всё было так же легко и прекрасно, как и в действительности, но только было еще лучше, потому что было по другому.</text:p>
      <text:p text:style-name="Standard"/>
      <text:p text:style-name="Standard"/>
      <text:p text:style-name="Standard">На другой день графиня, пригласив к себе Бориса, переговорила с ним, и с того дня он перестал бывать у Ростовых.</text:p>
      <text:p text:style-name="Standard"/>
      <text:p text:style-name="Standard"/>
      <text:p text:style-name="Standard"/>
      <text:h text:style-name="Heading_20_3" text:outline-level="3">XIV</text:h>
      <text:p text:style-name="P1"/>
      <text:p text:style-name="Standard">31-го декабря, накануне нового 1810 года, le reveillon <text:span text:style-name="T1">[</text:span><text:span text:style-name="T2"> </text:span><text:s/>ночной ужин<text:span text:style-name="T1">]</text:span><text:span text:style-name="T2"> </text:span><text:s/>, был бал у Екатерининского вельможи. На бале должен был быть дипломатический корпус и государь.</text:p>
      <text:p text:style-name="Standard">На Английской набережной светился бесчисленными огнями иллюминации известный дом вельможи. У освещенного подъезда с красным сукном стояла полиция, и не одни жандармы, но полицеймейстер на подъезде и десятки офицеров полиции. Экипажи отъезжали, и всё подъезжали новые с красными лакеями и с лакеями в перьях на шляпах. Из карет выходили мужчины в мундирах, звездах и лентах; дамы в атласе и горностаях осторожно сходили по шумно откладываемым подножкам, и торопливо и беззвучно проходили по сукну подъезда.</text:p>
      <text:p text:style-name="Standard">Почти всякий раз, как подъезжал новый экипаж, в толпе пробегал шопот и снимались шапки.</text:p>
      <text:p text:style-name="Standard">— Государь?… Нет, министр… принц… посланник… Разве не видишь перья?… — говорилось из толпы. Один из толпы, одетый лучше других, казалось, знал всех, и называл по имени знатнейших вельмож того времени.</text:p>
      <text:p text:style-name="Standard">Уже одна треть гостей приехала на этот бал, а у Ростовых, долженствующих быть на этом бале, еще шли торопливые приготовления одевания.</text:p>
      <text:p text:style-name="Standard">Много было толков и приготовлений для этого бала в семействе Ростовых, много <text:soft-page-break/>страхов, что приглашение не будет получено, платье не будет готово, и не устроится всё так, как было нужно.</text:p>
      <text:p text:style-name="Standard">Вместе с Ростовыми ехала на бал Марья Игнатьевна Перонская, приятельница и родственница графини, худая и желтая фрейлина старого двора, руководящая провинциальных Ростовых в высшем петербургском свете.</text:p>
      <text:p text:style-name="Standard">В 10 часов вечера Ростовы должны были заехать за фрейлиной к Таврическому саду; а между тем было уже без пяти минут десять, а еще барышни не были одеты.</text:p>
      <text:p text:style-name="Standard">Наташа ехала на первый большой бал в своей жизни. Она в этот день встала в 8 часов утра и целый день находилась в лихорадочной тревоге и деятельности. Все силы ее, с самого утра, были устремлены на то, чтобы они все: она, мама, Соня были одеты как нельзя лучше. Соня и графиня поручились вполне ей. На графине должно было быть масака бархатное платье, на них двух белые дымковые платья на розовых, шелковых чехлах с розанами в корсаже. Волоса должны были быть причесаны a la grecque <text:span text:style-name="T1">[</text:span><text:span text:style-name="T2"> </text:span><text:s/>по-гречески<text:span text:style-name="T1">]</text:span><text:span text:style-name="T2"> </text:span><text:s/>.</text:p>
      <text:p text:style-name="Standard">Все существенное уже было сделано: ноги, руки, шея, уши были уже особенно тщательно, по бальному, вымыты, надушены и напудрены; обуты уже были шелковые, ажурные чулки и белые атласные башмаки с бантиками; прически были почти окончены. Соня кончала одеваться, графиня тоже; но Наташа, хлопотавшая за всех, отстала. Она еще сидела перед зеркалом в накинутом на худенькие плечи пеньюаре. Соня, уже одетая, стояла посреди комнаты и, нажимая до боли маленьким пальцем, прикалывала последнюю визжавшую под булавкой ленту.</text:p>
      <text:p text:style-name="Standard">— Не так, не так, Соня, — сказала Наташа, поворачивая голову от прически и хватаясь руками за волоса, которые не поспела отпустить державшая их горничная. — Не так бант, поди сюда. — Соня присела. Наташа переколола ленту иначе.</text:p>
      <text:p text:style-name="Standard">— Позвольте, барышня, нельзя так, — говорила горничная, державшая волоса Наташи.</text:p>
      <text:p text:style-name="Standard">— Ах, Боже мой, ну после! Вот так, Соня.</text:p>
      <text:p text:style-name="Standard">— Скоро ли вы? — послышался голос графини, — уж десять сейчас.</text:p>
      <text:p text:style-name="Standard">— Сейчас, сейчас. — А вы готовы, мама?</text:p>
      <text:p text:style-name="Standard">— Только току приколоть.</text:p>
      <text:p text:style-name="Standard">— Не делайте без меня, — крикнула Наташа: — вы не сумеете!</text:p>
      <text:p text:style-name="Standard">— Да уж десять.</text:p>
      <text:p text:style-name="Standard">На бале решено было быть в половине одиннадцатого, a надо было еще Наташе одеться и заехать к Таврическому саду.</text:p>
      <text:p text:style-name="Standard">Окончив прическу, Наташа в коротенькой юбке, из-под которой виднелись бальные башмачки, и в материнской кофточке, подбежала к Соне, осмотрела ее и потом побежала к матери. Поворачивая ей голову, она приколола току, и, едва успев поцеловать ее седые волосы, опять побежала к девушкам, подшивавшим ей юбку.</text:p>
      <text:p text:style-name="Standard">Дело стояло за Наташиной юбкой, которая была слишком длинна; ее подшивали две девушки, обкусывая торопливо нитки. Третья, с булавками в губах и зубах, бегала от графини к Соне; четвертая держала на высоко-поднятой руке всё дымковое платье.</text:p>
      <text:p text:style-name="Standard">— Мавруша, скорее, голубушка!</text:p>
      <text:p text:style-name="Standard">— Дайте наперсток оттуда, барышня.</text:p>
      <text:p text:style-name="Standard">— Скоро ли, наконец? — сказал граф, входя из-за двери. — Вот вам духи. Перонская уж заждалась.</text:p>
      <text:p text:style-name="Standard">— Готово, барышня, — говорила горничная, двумя пальцами поднимая подшитое дымковое платье и что-то обдувая и потряхивая, высказывая этим жестом сознание воздушности и чистоты того, что она держала.</text:p>
      <text:p text:style-name="Standard">Наташа стала надевать платье.</text:p>
      <text:p text:style-name="Standard">— Сейчас, сейчас, не ходи, папа, — крикнула она отцу, отворившему дверь, еще из-под дымки юбки, закрывавшей всё ее лицо. Соня захлопнула дверь. Через минуту графа впустили. Он был в синем фраке, чулках и башмаках, надушенный и припомаженный.</text:p>
      <text:p text:style-name="Standard">— Ах, папа, ты как хорош, прелесть! — сказала Наташа, стоя посреди комнаты и расправляя складки дымки.</text:p>
      <text:p text:style-name="Standard"><text:soft-page-break/>— Позвольте, барышня, позвольте, — говорила девушка, стоя на коленях, обдергивая платье и с одной стороны рта на другую переворачивая языком булавки.</text:p>
      <text:p text:style-name="Standard">— Воля твоя! — с отчаянием в голосе вскрикнула Соня, оглядев платье Наташи, — воля твоя, опять длинно!</text:p>
      <text:p text:style-name="Standard">Наташа отошла подальше, чтоб осмотреться в трюмо. Платье было длинно.</text:p>
      <text:p text:style-name="Standard">— Ей Богу, сударыня, ничего не длинно, — сказала Мавруша, ползавшая по полу за барышней.</text:p>
      <text:p text:style-name="Standard">— Ну длинно, так заметаем, в одну минутую заметаем, — сказала решительная Дуняша, из платочка на груди вынимая иголку и опять на полу принимаясь за работу.</text:p>
      <text:p text:style-name="Standard">В это время застенчиво, тихими шагами, вошла графиня в своей токе и бархатном платье.</text:p>
      <text:p text:style-name="Standard">— Уу! моя красавица! — закричал граф, — лучше вас всех!.. — Он хотел обнять ее, но она краснея отстранилась, чтоб не измяться.</text:p>
      <text:p text:style-name="Standard">— Мама, больше на бок току, — проговорила Наташа. — Я переколю, и бросилась вперед, а девушки, подшивавшие, не успевшие за ней броситься, оторвали кусочек дымки.</text:p>
      <text:p text:style-name="Standard">— Боже мой! Что ж это такое? Я ей Богу не виновата…</text:p>
      <text:p text:style-name="Standard">— Ничего, заметаю, не видно будет, — говорила Дуняша.</text:p>
      <text:p text:style-name="Standard">— Красавица, краля-то моя! — сказала из-за двери вошедшая няня. — А Сонюшка-то, ну красавицы!..</text:p>
      <text:p text:style-name="Standard">В четверть одиннадцатого наконец сели в кареты и поехали. Но еще нужно было заехать к Таврическому саду.</text:p>
      <text:p text:style-name="Standard">Перонская была уже готова. Несмотря на ее старость и некрасивость, у нее происходило точно то же, что у Ростовых, хотя не с такой торопливостью (для нее это было дело привычное), но также было надушено, вымыто, напудрено старое, некрасивое тело, также старательно промыто за ушами, и даже, и так же, как у Ростовых, старая горничная восторженно любовалась нарядом своей госпожи, когда она в желтом платье с шифром вышла в гостиную. Перонская похвалила туалеты Ростовых.</text:p>
      <text:p text:style-name="Standard">Ростовы похвалили ее вкус и туалет, и, бережа прически и платья, в одиннадцать часов разместились по каретам и поехали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justify" style:justify-single-word="false" fo:orphans="0" fo:widows="0" fo:text-indent="0.3937in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center" style:justify-single-word="false" fo:text-indent="0in" style:auto-text-indent="false"/>
      <style:text-properties style:font-name="Arial" fo:font-family="Arial" style:font-family-generic="swiss" style:font-pitch="variable"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text-align="center" style:justify-single-word="false" fo:text-indent="0in" style:auto-text-indent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text-align="center" style:justify-single-word="false" fo:text-indent="0in" style:auto-text-indent="false"/>
      <style:text-properties style:font-name="Arial" fo:font-family="Arial" style:font-family-generic="swiss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text-align="center" style:justify-single-word="false" fo:text-indent="0in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text-align="center" style:justify-single-word="false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text-align="center" style:justify-single-word="false" fo:text-indent="0in" style:auto-text-indent="false"/>
      <style:text-properties fo:font-weight="bold" style:font-weight-asian="bold" style:font-weight-complex="bold"/>
    </style:style>
    <style:style style:name="Epigraph" style:family="paragraph">
      <style:paragraph-properties fo:margin-left="2.0835in" fo:margin-top="0in" fo:margin-bottom="0in" style:contextual-spacing="false" fo:line-height="100%" fo:text-align="justify" style:justify-single-word="false" fo:orphans="0" fo:widows="0" fo:text-indent="0.278in" style:auto-text-indent="false" style:writing-mode="lr-tb"/>
      <style:text-properties style:font-name="Times New Roman" fo:font-family="'Times New Roman'" style:font-family-generic="roman" style:font-pitch="variable" fo:font-style="italic" style:font-style-asian="italic" style:font-style-complex="italic"/>
    </style:style>
    <style:style style:name="Epigraph_20_Author" style:display-name="Epigraph Author" style:family="paragraph" style:next-style-name="Standard">
      <style:paragraph-properties fo:margin-left="2.0835in" fo:margin-top="0in" fo:margin-bottom="0in" style:contextual-spacing="false" fo:line-height="100%" fo:text-align="justify" style:justify-single-word="false" fo:orphans="0" fo:widows="0" fo:text-indent="0.278in" style:auto-text-indent="false" style:writing-mode="lr-tb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Annotation" style:family="paragraph" style:next-style-name="Standard">
      <style:paragraph-properties fo:margin-top="0in" fo:margin-bottom="0in" style:contextual-spacing="false" fo:line-height="100%" fo:text-align="justify" style:justify-single-word="false" fo:orphans="0" fo:widows="0" fo:text-indent="0.3937in" style:auto-text-indent="false" style:writing-mode="lr-tb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Cite" style:family="paragraph" style:next-style-name="Standard">
      <style:paragraph-properties fo:margin-left="0.7874in" fo:margin-right="0.4165in" fo:margin-top="0in" fo:margin-bottom="0in" style:contextual-spacing="false" fo:line-height="100%" fo:text-align="justify" style:justify-single-word="false" fo:orphans="0" fo:widows="0" style:writing-mode="lr-tb"/>
      <style:text-properties style:font-name="Times New Roman" fo:font-family="'Times New Roman'" style:font-family-generic="roman" style:font-pitch="variable"/>
    </style:style>
    <style:style style:name="Cite_20_Author" style:display-name="Cite Author" style:family="paragraph" style:next-style-name="Standard">
      <style:paragraph-properties fo:margin-left="1.1811in" fo:margin-right="0.4165in" fo:margin-top="0in" fo:margin-bottom="0in" style:contextual-spacing="false" fo:line-height="100%" fo:text-align="justify" style:justify-single-word="false" fo:orphans="0" fo:widows="0" style:writing-mode="lr-tb"/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Poem_20_Title" style:display-name="Poem Title" style:family="paragraph" style:next-style-name="Standard">
      <style:paragraph-properties fo:margin-left="1.389in" fo:margin-right="0.4165in" fo:margin-top="0.0083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Stanza" style:family="paragraph" style:next-style-name="Standard">
      <style:paragraph-properties fo:margin-left="1.389in" fo:margin-right="0.4165in"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FootNote" style:family="paragraph" style:next-style-name="Standard">
      <style:paragraph-properties fo:margin-top="0in" fo:margin-bottom="0in" style:contextual-spacing="false" fo:line-height="100%" fo:text-align="justify" style:justify-single-word="false" fo:orphans="0" fo:widows="0" fo:text-indent="0.139in" style:auto-text-indent="false" style:writing-mode="lr-tb"/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FootNote_20_Epigraph" style:display-name="FootNote Epigraph" style:family="paragraph">
      <style:paragraph-properties fo:margin-left="1.0417in" fo:margin-top="0in" fo:margin-bottom="0in" style:contextual-spacing="false" fo:line-height="100%" fo:text-align="justify" style:justify-single-word="false" fo:orphans="0" fo:widows="0" fo:text-indent="0.278in" style:auto-text-indent="false" style:writing-mode="lr-tb"/>
      <style:text-properties style:font-name="Times New Roman"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FootNote_20_Stanza" style:display-name="FootNote Stanza" style:family="paragraph" style:next-style-name="Standard">
      <style:paragraph-properties fo:margin-left="0.3472in" fo:margin-right="0.4165in"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FootNote_20_Cite" style:display-name="FootNote Cite" style:family="paragraph" style:next-style-name="Standard">
      <style:paragraph-properties fo:margin-left="0.2083in" fo:margin-right="0.4165in" fo:margin-top="0in" fo:margin-bottom="0in" style:contextual-spacing="false" fo:line-height="100%" fo:text-align="justify" style:justify-single-word="false" fo:orphans="0" fo:widows="0" style:writing-mode="lr-tb"/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FootNote_20_Cite_20_Author" style:display-name="FootNote Cite Author" style:family="paragraph" style:next-style-name="Standard">
      <style:paragraph-properties fo:margin-left="0.2429in" fo:margin-right="0.4165in" fo:margin-top="0in" fo:margin-bottom="0in" style:contextual-spacing="false" fo:line-height="100%" fo:text-align="justify" style:justify-single-word="false" fo:orphans="0" fo:widows="0" style:writing-mode="lr-tb"/>
      <style:text-properties style:font-name="Times New Roman" fo:font-family="'Times New Roman'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FootNote_20_Poem_20_Title" style:display-name="FootNote Poem Title" style:family="paragraph" style:next-style-name="Standard">
      <style:paragraph-properties fo:margin-left="1.389in" fo:margin-right="0.4165in" fo:margin-top="0.0083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Cambria" fo:font-family="Cambria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Cambria" fo:font-family="Cambria" style:font-family-generic="roman" style:font-pitch="variable" fo:font-size="14pt" fo:font-style="italic" fo:font-weight="bold" style:font-name-asian="F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Война и мир. Том 2</dc:title>
    <meta:initial-creator>Лев Николаевич Толстой</meta:initial-creator>
    <meta:editing-cycles>3</meta:editing-cycles>
    <meta:creation-date>2023-12-20T10:51:00</meta:creation-date>
    <dc:date>2024-11-04T19:10:33.110946380</dc:date>
    <meta:editing-duration>PT1M56S</meta:editing-duration>
    <meta:generator>LibreOffice/24.8.1.2$MacOSX_X86_64 LibreOffice_project/87fa9aec1a63e70835390b81c40bb8993f1d4ff6</meta:generator>
    <meta:document-statistic meta:table-count="0" meta:image-count="0" meta:object-count="0" meta:page-count="6" meta:paragraph-count="104" meta:word-count="2895" meta:character-count="18360" meta:non-whitespace-character-count="15429"/>
    <meta:user-defined meta:name="AppVersion">12.0000</meta:user-defined>
    <meta:user-defined meta:name="Company">FIPI</meta:user-defined>
    <meta:template xlink:type="simple" xlink:actuate="onRequest" xlink:title="Normal.dotm" xlink:href=""/>
  </office:meta>
</office:document-meta>
</file>